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55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3333" draw:textarea-horizontal-align="justify" draw:textarea-vertical-align="middle" draw:auto-grow-height="false" fo:min-height="0.05cm" fo:min-width="0.387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62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6666ff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3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6666ff" draw:marker-start-width="0.252cm" draw:marker-end-width="0.252cm" draw:fill-color="#ffffff" draw:textarea-horizontal-align="justify" draw:textarea-vertical-align="middle" draw:auto-grow-height="false" fo:min-height="0.05cm" fo:min-width="0.385cm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-color="#ff3333"/>
      <style:paragraph-properties fo:text-align="center"/>
      <style:text-properties fo:font-size="12pt" style:font-size-asian="14pt" style:font-size-complex="14pt"/>
    </style:style>
    <style:style style:name="P3" style:family="paragraph">
      <loext:graphic-properties draw:fill-color="#ffffff"/>
      <style:paragraph-properties fo:text-align="center"/>
      <style:text-properties fo:color="#ff3333" fo:font-size="12pt" style:font-size-asian="14pt" style:font-size-complex="14pt"/>
    </style:style>
    <style:style style:name="T1" style:family="text">
      <style:text-properties fo:font-size="12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1cm" svg:height="10cm" svg:x="0.045cm" svg:y="0.02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draw:layer="layout" svg:width="0.855cm" svg:height="0.3cm" svg:x="5.736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2cm" svg:height="0.3cm" svg:x="8.28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887cm" svg:height="0.3cm" svg:x="14.431cm" svg:y="1.038cm">
          <text:p text:style-name="P1"><text:span text:style-name="T1">M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101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9.202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1.824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862cm" svg:height="0.3cm" svg:x="10.926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885cm" svg:height="0.3cm" svg:x="17.12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883cm" svg:height="0.3cm" svg:x="16.208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0.885cm" svg:height="0.3cm" svg:x="13.59cm" svg:y="1.038cm">
          <text:p text:style-name="P1"><text:span text:style-name="T1">IL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8T14:47:42.769977843</meta:creation-date>
    <dc:date>2020-12-27T17:06:16.129430527</dc:date>
    <meta:editing-duration>PT1H26M5S</meta:editing-duration>
    <meta:editing-cycles>23</meta:editing-cycles>
    <meta:generator>LibreOffice/6.0.7.3$Linux_X86_64 LibreOffice_project/00m0$Build-3</meta:generator>
    <meta:document-statistic meta:object-count="1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3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false" chart:axis-position="0" style:rotation-angle="90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interval-major="20" chart:interval-minor-divisor="2" chart:reverse-direction="false" text:line-break="false" loext:try-staggering-first="false" chart:link-data-style-to-source="false" chart:axis-position="1"/>
      <style:text-properties fo:font-size="13pt" style:font-size-asian="10pt" style:font-size-complex="10pt"/>
    </style:style>
    <style:style style:name="ch6" style:family="chart">
      <style:chart-properties style:rotation-angle="90"/>
      <style:text-properties fo:font-size="13pt" style:font-size-asian="9pt" style:font-size-complex="9pt"/>
    </style:style>
    <style:style style:name="ch7" style:family="chart" style:data-style-name="N0">
      <style:chart-properties chart:link-data-style-to-source="true"/>
      <style:graphic-properties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579d1c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1.001cm" svg:height="10.001cm" xlink:href="." xlink:type="simple" chart:class="chart:bar" chart:style-name="ch1">
        <chart:legend svg:x="10.451cm" svg:y="0cm" style:legend-expansion="custom" chartooo:width="10.549cm" chartooo:height="0.707cm" style:legend-expansion-aspect-ratio="14.9207920792079" chart:style-name="ch2"/>
        <chart:plot-area chart:style-name="ch3" chart:data-source-has-labels="both" svg:x="1.172cm" svg:y="1.098cm" svg:width="19.404cm" svg:height="8.736cm">
          <chartooo:coordinate-region svg:x="2.137cm" svg:y="1.35cm" svg:width="18.439cm" svg:height="5.535cm"/>
          <chart:axis chart:dimension="x" chart:name="primary-x" chart:style-name="ch4" chartooo:axis-type="auto">
            <chartooo:date-scale/>
            <chart:categories table:cell-range-address="local-table.$B$1:.$V$1"/>
            <chart:grid chart:class="major"/>
          </chart:axis>
          <chart:axis chart:dimension="y" chart:name="primary-y" chart:style-name="ch5">
            <chart:title svg:x="0cm" svg:y="6.977cm" chart:style-name="ch6">
              <text:p>fraction of
CONSERVATIVE  mode(%)</text:p>
            </chart:title>
            <chart:grid chart:class="major"/>
          </chart:axis>
          <chart:series chart:style-name="ch7" chart:values-cell-range-address="local-table.$B$2:.$V$2" chart:label-cell-address="local-table.$A$2" chart:class="chart:bar">
            <chart:data-point chart:repeated="21"/>
          </chart:series>
          <chart:series chart:style-name="ch8" chart:values-cell-range-address="local-table.$B$3:.$V$3" chart:label-cell-address="local-table.$A$3" chart:class="chart:bar">
            <chart:data-point chart:repeated="21"/>
          </chart:series>
          <chart:series chart:style-name="ch9" chart:values-cell-range-address="local-table.$B$4:.$V$4" chart:label-cell-address="local-table.$A$4" chart:class="chart:bar">
            <chart:data-point chart:repeated="21"/>
          </chart:series>
          <chart:series chart:style-name="ch10" chart:values-cell-range-address="local-table.$B$5:.$V$5" chart:label-cell-address="local-table.$A$5" chart:class="chart:bar">
            <chart:data-point chart:repeated="21"/>
          </chart:series>
          <chart:series chart:style-name="ch11" chart:values-cell-range-address="local-table.$B$6:.$V$6" chart:label-cell-address="local-table.$A$6" chart:class="chart:ba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epsjeng </text:p>
              </table:table-cell>
              <table:table-cell office:value-type="string">
                <text:p>exchange2 </text:p>
              </table:table-cell>
              <table:table-cell office:value-type="string">
                <text:p>leela </text:p>
              </table:table-cell>
              <table:table-cell office:value-type="string">
                <text:p>mcf </text:p>
              </table:table-cell>
              <table:table-cell office:value-type="string">
                <text:p>omnetpp </text:p>
              </table:table-cell>
              <table:table-cell office:value-type="string">
                <text:p>perlbench </text:p>
              </table:table-cell>
              <table:table-cell office:value-type="string">
                <text:p>x264 </text:p>
              </table:table-cell>
              <table:table-cell office:value-type="string">
                <text:p>xalancbmk </text:p>
              </table:table-cell>
              <table:table-cell office:value-type="string">
                <text:p>xz </text:p>
              </table:table-cell>
              <table:table-cell office:value-type="string">
                <text:p>bwaves </text:p>
              </table:table-cell>
              <table:table-cell office:value-type="string">
                <text:p>cactuBSSN </text:p>
              </table:table-cell>
              <table:table-cell office:value-type="string">
                <text:p>cam4 </text:p>
              </table:table-cell>
              <table:table-cell office:value-type="string">
                <text:p>fotonik3d </text:p>
              </table:table-cell>
              <table:table-cell office:value-type="string">
                <text:p>imagick </text:p>
              </table:table-cell>
              <table:table-cell office:value-type="string">
                <text:p>lbm </text:p>
              </table:table-cell>
              <table:table-cell office:value-type="string">
                <text:p>nab </text:p>
              </table:table-cell>
              <table:table-cell office:value-type="string">
                <text:p>pop2 </text:p>
              </table:table-cell>
              <table:table-cell office:value-type="string">
                <text:p>roms </text:p>
              </table:table-cell>
              <table:table-cell office:value-type="string">
                <text:p/>
              </table:table-cell>
              <table:table-cell office:value-type="string">
                <text:p>avg</text:p>
              </table:table-cell>
              <table:table-cell office:value-type="string">
                <text:p>high MLP avg</text:p>
              </table:table-cell>
            </table:table-row>
          </table:table-header-rows>
          <table:table-rows>
            <table:table-row>
              <table:table-cell office:value-type="string">
                <text:p>MPKI=1</text:p>
              </table:table-cell>
              <table:table-cell office:value-type="float" office:value="0.839999999999996">
                <text:p>0.839999999999996</text:p>
              </table:table-cell>
              <table:table-cell office:value-type="float" office:value="0.169999999999992">
                <text:p>0.169999999999992</text:p>
              </table:table-cell>
              <table:table-cell office:value-type="float" office:value="0.759999999999994">
                <text:p>0.759999999999994</text:p>
              </table:table-cell>
              <table:table-cell office:value-type="float" office:value="16.58">
                <text:p>16.58</text:p>
              </table:table-cell>
              <table:table-cell office:value-type="float" office:value="99.36">
                <text:p>99.36</text:p>
              </table:table-cell>
              <table:table-cell office:value-type="float" office:value="23.69">
                <text:p>23.69</text:p>
              </table:table-cell>
              <table:table-cell office:value-type="float" office:value="24.91">
                <text:p>24.91</text:p>
              </table:table-cell>
              <table:table-cell office:value-type="float" office:value="92.31">
                <text:p>92.3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79999999999991">
                <text:p>0.179999999999991</text:p>
              </table:table-cell>
              <table:table-cell office:value-type="float" office:value="0.429999999999997">
                <text:p>0.429999999999997</text:p>
              </table:table-cell>
              <table:table-cell office:value-type="float" office:value="2.3">
                <text:p>2.3</text:p>
              </table:table-cell>
              <table:table-cell office:value-type="float" office:value="0.229999999999997">
                <text:p>0.229999999999997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99.97">
                <text:p>99.97</text:p>
              </table:table-cell>
              <table:table-cell office:value-type="float" office:value="3.80999999999999">
                <text:p>3.80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159999999999993">
                <text:p>0.159999999999993</text:p>
              </table:table-cell>
              <table:table-cell office:value-type="float" office:value="NaN">
                <text:p>NaN</text:p>
              </table:table-cell>
              <table:table-cell office:value-type="float" office:value="20.3394444444444">
                <text:p>20.3394444444444</text:p>
              </table:table-cell>
              <table:table-cell office:value-type="float" office:value="97.2133333333333">
                <text:p>97.2133333333333</text:p>
              </table:table-cell>
            </table:table-row>
            <table:table-row>
              <table:table-cell office:value-type="string">
                <text:p>MPKI=2</text:p>
              </table:table-cell>
              <table:table-cell office:value-type="float" office:value="0.419999999999998">
                <text:p>0.419999999999998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5">
                <text:p>0.5</text:p>
              </table:table-cell>
              <table:table-cell office:value-type="float" office:value="16.54">
                <text:p>16.54</text:p>
              </table:table-cell>
              <table:table-cell office:value-type="float" office:value="98.59">
                <text:p>98.59</text:p>
              </table:table-cell>
              <table:table-cell office:value-type="float" office:value="18.34">
                <text:p>18.34</text:p>
              </table:table-cell>
              <table:table-cell office:value-type="float" office:value="7.46">
                <text:p>7.46</text:p>
              </table:table-cell>
              <table:table-cell office:value-type="float" office:value="90.44">
                <text:p>90.4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94.48">
                <text:p>94.48</text:p>
              </table:table-cell>
              <table:table-cell office:value-type="float" office:value="3.17999999999999">
                <text:p>3.17999999999999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8.4405555555556">
                <text:p>18.4405555555556</text:p>
              </table:table-cell>
              <table:table-cell office:value-type="float" office:value="94.5033333333333">
                <text:p>94.5033333333333</text:p>
              </table:table-cell>
            </table:table-row>
            <table:table-row>
              <table:table-cell office:value-type="string">
                <text:p>MPKI=3</text:p>
              </table:table-cell>
              <table:table-cell office:value-type="float" office:value="0.349999999999995">
                <text:p>0.349999999999995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329999999999997">
                <text:p>0.329999999999997</text:p>
              </table:table-cell>
              <table:table-cell office:value-type="float" office:value="16.43">
                <text:p>16.43</text:p>
              </table:table-cell>
              <table:table-cell office:value-type="float" office:value="94.86">
                <text:p>94.86</text:p>
              </table:table-cell>
              <table:table-cell office:value-type="float" office:value="15.1">
                <text:p>15.1</text:p>
              </table:table-cell>
              <table:table-cell office:value-type="float" office:value="1.67999999999999">
                <text:p>1.67999999999999</text:p>
              </table:table-cell>
              <table:table-cell office:value-type="float" office:value="89.4">
                <text:p>89.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49999999999995">
                <text:p>0.249999999999995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2">
                <text:p>0.2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62.4">
                <text:p>62.4</text:p>
              </table:table-cell>
              <table:table-cell office:value-type="float" office:value="2.64">
                <text:p>2.64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5.8238888888889">
                <text:p>15.8238888888889</text:p>
              </table:table-cell>
              <table:table-cell office:value-type="float" office:value="82.22">
                <text:p>82.22</text:p>
              </table:table-cell>
            </table:table-row>
            <table:table-row>
              <table:table-cell office:value-type="string">
                <text:p>MPKI=4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0.279999999999991">
                <text:p>0.279999999999991</text:p>
              </table:table-cell>
              <table:table-cell office:value-type="float" office:value="16.34">
                <text:p>16.34</text:p>
              </table:table-cell>
              <table:table-cell office:value-type="float" office:value="84.72">
                <text:p>84.72</text:p>
              </table:table-cell>
              <table:table-cell office:value-type="float" office:value="13.55">
                <text:p>13.55</text:p>
              </table:table-cell>
              <table:table-cell office:value-type="float" office:value="1.15999999999999">
                <text:p>1.15999999999999</text:p>
              </table:table-cell>
              <table:table-cell office:value-type="float" office:value="88.7">
                <text:p>88.7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629999999999997">
                <text:p>0.629999999999997</text:p>
              </table:table-cell>
              <table:table-cell office:value-type="float" office:value="0.2">
                <text:p>0.2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10.25">
                <text:p>10.25</text:p>
              </table:table-cell>
              <table:table-cell office:value-type="float" office:value="2.21">
                <text:p>2.21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2.1688888888889">
                <text:p>12.1688888888889</text:p>
              </table:table-cell>
              <table:table-cell office:value-type="float" office:value="61.2233333333333">
                <text:p>61.2233333333333</text:p>
              </table:table-cell>
            </table:table-row>
            <table:table-row>
              <table:table-cell office:value-type="string">
                <text:p>MPKI=5</text:p>
              </table:table-cell>
              <table:table-cell office:value-type="float" office:value="0.28999999999999">
                <text:p>0.28999999999999</text:p>
              </table:table-cell>
              <table:table-cell office:value-type="float" office:value="0.1">
                <text:p>0.1</text:p>
              </table:table-cell>
              <table:table-cell office:value-type="float" office:value="0.259999999999994">
                <text:p>0.259999999999994</text:p>
              </table:table-cell>
              <table:table-cell office:value-type="float" office:value="16.18">
                <text:p>16.18</text:p>
              </table:table-cell>
              <table:table-cell office:value-type="float" office:value="77.17">
                <text:p>77.17</text:p>
              </table:table-cell>
              <table:table-cell office:value-type="float" office:value="11.92">
                <text:p>11.92</text:p>
              </table:table-cell>
              <table:table-cell office:value-type="float" office:value="0.919999999999999">
                <text:p>0.919999999999999</text:p>
              </table:table-cell>
              <table:table-cell office:value-type="float" office:value="88.33">
                <text:p>88.33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899999999999901">
                <text:p>0.0899999999999901</text:p>
              </table:table-cell>
              <table:table-cell office:value-type="float" office:value="0.219999999999998">
                <text:p>0.219999999999998</text:p>
              </table:table-cell>
              <table:table-cell office:value-type="float" office:value="0.469999999999993">
                <text:p>0.469999999999993</text:p>
              </table:table-cell>
              <table:table-cell office:value-type="float" office:value="0.2">
                <text:p>0.2</text:p>
              </table:table-cell>
              <table:table-cell office:value-type="float" office:value="0.139999999999996">
                <text:p>0.139999999999996</text:p>
              </table:table-cell>
              <table:table-cell office:value-type="float" office:value="1">
                <text:p>1</text:p>
              </table:table-cell>
              <table:table-cell office:value-type="float" office:value="1.96">
                <text:p>1.9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0.0399999999999956">
                <text:p>0.0399999999999956</text:p>
              </table:table-cell>
              <table:table-cell office:value-type="float" office:value="NaN">
                <text:p>NaN</text:p>
              </table:table-cell>
              <table:table-cell office:value-type="float" office:value="11.0761111111111">
                <text:p>11.0761111111111</text:p>
              </table:table-cell>
              <table:table-cell office:value-type="float" office:value="55.5">
                <text:p>55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